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65d87"/>
    </style:style>
    <style:style style:name="P2" style:family="paragraph" style:parent-style-name="Standard">
      <style:paragraph-properties fo:text-align="justify" style:justify-single-word="false"/>
      <style:text-properties officeooo:rsid="00065d87" officeooo:paragraph-rsid="00065d87"/>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officeooo:rsid="00065d87" officeooo:paragraph-rsid="00065d87" style:font-weight-asian="bold"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T1" style:family="text">
      <style:text-properties officeooo:rsid="00065d87"/>
    </style:style>
    <style:style style:name="T2" style:family="text">
      <style:text-properties officeooo:rsid="00083bc7"/>
    </style:style>
    <style:style style:name="T3" style:family="text">
      <style:text-properties officeooo:rsid="0008c818"/>
    </style:style>
    <style:style style:name="T4" style:family="text">
      <style:text-properties style:text-position="super 58%" officeooo:rsid="0008c818"/>
    </style:style>
    <style:style style:name="T5" style:family="text">
      <style:text-properties officeooo:rsid="000a7ab2"/>
    </style:style>
    <style:style style:name="T6" style:family="text">
      <style:text-properties fo:font-weight="bold" style:font-weight-asian="bold" style:font-weight-complex="bold"/>
    </style:style>
    <style:style style:name="T7" style:family="text">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4"/><text:span text:style-name="T7"><text:s/>PROJECT 2</text:span></text:p>
      <text:p text:style-name="P5"><text:s text:c="47"/><text:span text:style-name="T1">ROUTING PROTOCOLS</text:span></text:p>
      <text:p text:style-name="P3"/>
      <text:p text:style-name="P2">Sivasathya pradha balamurugan</text:p>
      <text:p text:style-name="P2">50169073</text:p>
      <text:p text:style-name="P2"/>
      <text:p text:style-name="P4">Distance Vector Protocol</text:p>
      <text:p text:style-name="P2"><text:s text:c="2"/>This <text:s/>is a decentralized protocol wherein there is no central server and each node is independent of each other. Each node communicates only with its neighbours. It communicates by sending routing updates to its neighbours and calculates the minimum distance to the other nodes using Bellmann Ford equation.</text:p>
      <text:p text:style-name="P4"/>
      <text:p text:style-name="P4">Implementation:</text:p>
      <text:p text:style-name="P2"><text:s/>Implementation is done using C language. I have used five servers timberlake, underground, highgate, euston and embankment. Each node communicates with the other using UDP protocol. Input file format is .txt.</text:p>
      <text:p text:style-name="P2"/>
      <text:p text:style-name="P4">Code Documentation:</text:p>
      <text:p text:style-name="P2"><text:s/>I have used <text:span text:style-name="T5">4</text:span> structures for distance vector table, message,<text:span text:style-name="T5">updating</text:span> and neighbors. Each of the server knows the details about itself and it's neighbors from the input topology file. The code reads the input topology file and assigns it to the respective variables in the structures. Since the connection between the nodes is done using UDP protocol, the server is bound to a particular ip address and port number and the other servers uses these details to communicate with the server. The code has to do three functions at the same time such as accept user inputs, send timely updates and accept the updates sent by others. That is implemented using select function and the three functions are selected with the respective values returned by the select function. The update messages are organized into a structure called sendmsg before forwarding it to the neighbors. Then the data to be sent are seriali<text:span text:style-name="T5">z</text:span>ed and sent using UDP. It has been serialised in such a way that it can be received at the other end and de-serialized to get the data from the packet sent and update the cost accordingly. <text:span text:style-name="T5">After receiving the packet on the receiving side the data will be used for updating the routing table of the server. Since the distance between the nodes should be minimum the distance is calculated using the Bellmann Ford formula.</text:span></text:p>
      <text:p text:style-name="P2"><text:s/><text:span text:style-name="T2">The User commands implemented are update which changes the cost between the mentioned server ids. The step command sends the routing updates to all its neighbors. The display command displays the routing table of the server. Disable command disables the server given as a argument with the command and doesnt send or receive messages from it. Crash command closes the server. If the command runs successfully a success message is displayed otherwise error message is displayed. </text:span></text:p>
      <text:p text:style-name="P2"><text:s text:c="2"/><text:span text:style-name="T3">File name:sivasath_proj2.c</text:span></text:p>
      <text:p text:style-name="P2"><text:s text:c="2"/><text:span text:style-name="T3">Data structure of the update message is mentioned in the 32</text:span><text:span text:style-name="T4">th</text:span><text:span text:style-name="T3"> line.</text:span></text:p>
      <text:p text:style-name="P2"><text:s text:c="2"/><text:span text:style-name="T3">Datastructure of the routingtable is mentioned in the 56</text:span><text:span text:style-name="T4">th</text:span><text:span text:style-name="T3"> line.</text:span></text:p>
      <text:p text:style-name="P2"/>
      <text:p text:style-name="P2"><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23:09:14.091977040</meta:creation-date>
    <dc:date>2015-11-24T23:24:43.001179930</dc:date>
    <meta:editing-duration>PT14M25S</meta:editing-duration>
    <meta:editing-cycles>3</meta:editing-cycles>
    <meta:generator>LibreOffice/5.0.2.2$Linux_X86_64 LibreOffice_project/00m0$Build-2</meta:generator>
    <meta:document-statistic meta:table-count="0" meta:image-count="0" meta:object-count="0" meta:page-count="1" meta:paragraph-count="15" meta:word-count="420" meta:character-count="2722" meta:non-whitespace-character-count="2190"/>
  </office:meta>
</office:document-meta>
</file>